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Flex" svg:font-family="RobotoFlex, Helvetica, Arial, sans-serif"/>
  </office:font-face-decls>
  <office:automatic-styles>
    <style:style style:name="P1" style:family="paragraph" style:parent-style-name="Text_20_body">
      <style:text-properties officeooo:rsid="000e7abc" officeooo:paragraph-rsid="000e7abc"/>
    </style:style>
    <style:style style:name="P2" style:family="paragraph" style:parent-style-name="Title">
      <style:text-properties officeooo:rsid="000e7abc" officeooo:paragraph-rsid="000e7abc"/>
    </style:style>
    <style:style style:name="P3" style:family="paragraph" style:parent-style-name="Standard" style:list-style-name="L1">
      <style:paragraph-properties fo:orphans="2" fo:widows="2"/>
    </style:style>
    <style:style style:name="P4" style:family="paragraph" style:parent-style-name="Standard" style:list-style-name="L1">
      <style:paragraph-properties fo:orphans="2" fo:widows="2"/>
      <style:text-properties officeooo:paragraph-rsid="000e7abc"/>
    </style:style>
    <style:style style:name="P5" style:family="paragraph" style:parent-style-name="Standard">
      <style:paragraph-properties fo:orphans="2" fo:widows="2"/>
      <style:text-properties officeooo:rsid="000e7abc" officeooo:paragraph-rsid="000e7abc"/>
    </style:style>
    <style:style style:name="P6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RobotoFlex" fo:font-size="13.5pt" fo:letter-spacing="normal" fo:font-style="normal" fo:font-weight="normal" officeooo:rsid="000e7abc" officeooo:paragraph-rsid="000e7abc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loext:opacity="100%" style:font-name="RobotoFlex" fo:font-size="13.5pt" fo:letter-spacing="normal" fo:font-style="normal" fo:font-weight="normal" officeooo:rsid="000e7abc" officeooo:paragraph-rsid="000e7abc"/>
    </style:style>
    <style:style style:name="P8" style:family="paragraph" style:parent-style-name="Standard" style:list-style-name="L2">
      <style:paragraph-properties fo:orphans="2" fo:widows="2"/>
      <style:text-properties fo:font-variant="normal" fo:text-transform="none" fo:color="#000000" loext:opacity="100%" style:font-name="RobotoFlex" fo:font-size="13.5pt" fo:letter-spacing="normal" fo:font-style="normal" fo:font-weight="normal" officeooo:rsid="000e7abc" officeooo:paragraph-rsid="000e7abc"/>
    </style:style>
    <style:style style:name="P9" style:family="paragraph" style:parent-style-name="Standard" style:list-style-name="L3">
      <style:paragraph-properties fo:orphans="2" fo:widows="2"/>
      <style:text-properties fo:font-variant="normal" fo:text-transform="none" fo:color="#000000" loext:opacity="100%" style:font-name="RobotoFlex" fo:font-size="13.5pt" fo:letter-spacing="normal" fo:font-style="normal" fo:font-weight="normal" officeooo:rsid="000e7abc" officeooo:paragraph-rsid="000e7abc"/>
    </style:style>
    <style:style style:name="T1" style:family="text">
      <style:text-properties fo:font-variant="normal" fo:text-transform="none" fo:color="#000000" loext:opacity="100%" style:font-name="RobotoFlex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Flex" fo:font-size="13.5pt" fo:letter-spacing="normal" fo:font-style="normal" fo:font-weight="normal" officeooo:rsid="000e7a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site – Bassani</text:p>
      <text:p text:style-name="P1"><text:a xlink:type="simple" xlink:href="https://www.getresponse.com/pt/blog/como-criar-um-site" text:style-name="Internet_20_link" text:visited-style-name="Visited_20_Internet_20_Link">Dicas ao criar um site</text:a>:</text:p>
      <text:list text:style-name="L1">
        <text:list-item>
          <text:p text:style-name="P3"><text:span text:style-name="T2">O plano é vender</text:span><text:span text:style-name="T1"> serviços, expor seu portfólio, fortalecer </text:span><text:span text:style-name="T2">a marca da empresa;</text:span></text:p>
        </text:list-item>
        <text:list-item>
          <text:p text:style-name="P4"><text:span text:style-name="T2">Deverá conter </text:span><text:span text:style-name="T1">páginas como: portfólio, serviços, sobre nós, cases de sucesso, etc;</text:span></text:p>
        </text:list-item>
        <text:list-item>
          <text:p text:style-name="P6">Exibir imagens, artigos, vídeos;</text:p>
        </text:list-item>
        <text:list-item>
          <text:p text:style-name="P6">Como recursos técnicos, integração com uma plataforma de email marketing ou um chat de suporte ao cliente;</text:p>
        </text:list-item>
      </text:list>
      <text:p text:style-name="P5"/>
      <text:p text:style-name="P7">Perguntas:</text:p>
      <text:list text:style-name="L2">
        <text:list-item>
          <text:p text:style-name="P8">Que tipo de informação desperta o interesse dos seus clientes?</text:p>
        </text:list-item>
        <text:list-item>
          <text:p text:style-name="P8">Que tipo de conteúdo seus concorrentes estão publicando para captar esses clientes potenciais?</text:p>
        </text:list-item>
      </text:list>
      <text:p text:style-name="P7">A melhor maneira de fazer esse processo, embora um pouco cansativa, seria visitar as páginas dos concorrentes, grupos online, fóruns, redes sociais – e então anotar todas as informações relevantes, como os tópicos abordados, as perguntas feitas e os formatos de conteúdo que achar relevantes.</text:p>
      <text:p text:style-name="P5"/>
      <text:p text:style-name="P7">Conectar-se às ferramentas:</text:p>
      <text:list text:style-name="L3">
        <text:list-item>
          <text:p text:style-name="P9">Google Analytics</text:p>
        </text:list-item>
        <text:list-item>
          <text:p text:style-name="P9">Google Tag Manag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Flex" svg:font-family="RobotoFlex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5:57:03.951000000</meta:creation-date>
    <dc:date>2023-10-07T17:40:51.926000000</dc:date>
    <meta:editing-duration>PT1H3M18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3" meta:word-count="138" meta:character-count="871" meta:non-whitespace-character-count="751"/>
  </office:meta>
</office:document-meta>
</file>